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0.645">
            <text:p>0.645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712481270890227">
            <text:p>0.7125</text:p>
          </table:table-cell>
          <table:table-cell table:style-name="ce7" office:value-type="float" office:value="22.37">
            <text:p>22.37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4.7103969454486">
            <text:p>24.7104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0.645">
            <text:p>0.645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705427000881413">
            <text:p>0.7054</text:p>
          </table:table-cell>
          <table:table-cell table:style-name="ce8" table:formula="of:=[.Y2]" office:value-type="float" office:value="22.37">
            <text:p>22.37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4.4657395499492">
            <text:p>24.465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0.645">
            <text:p>0.645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698442575130112">
            <text:p>0.6984</text:p>
          </table:table-cell>
          <table:table-cell table:style-name="ce8" table:formula="of:=[.Y3]" office:value-type="float" office:value="22.37">
            <text:p>22.37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4.2235045049002">
            <text:p>24.223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0.645">
            <text:p>0.645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691527302109021">
            <text:p>0.6915</text:p>
          </table:table-cell>
          <table:table-cell table:style-name="ce8" table:formula="of:=[.Y4]" office:value-type="float" office:value="22.37">
            <text:p>22.37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3.9836678266338">
            <text:p>23.983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0.645">
            <text:p>0.645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684680497137645">
            <text:p>0.6847</text:p>
          </table:table-cell>
          <table:table-cell table:style-name="ce8" table:formula="of:=[.Y5]" office:value-type="float" office:value="22.37">
            <text:p>22.37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3.7462057689444">
            <text:p>23.746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0.645">
            <text:p>0.645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0.6779014823145">
            <text:p>0.6779</text:p>
          </table:table-cell>
          <table:table-cell table:style-name="ce8" table:formula="of:=[.Y6]" office:value-type="float" office:value="22.37">
            <text:p>22.37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3.511094820737">
            <text:p>23.511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0.645">
            <text:p>0.645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67118958645">
            <text:p>0.6712</text:p>
          </table:table-cell>
          <table:table-cell table:style-name="ce8" table:formula="of:=[.Y7]" office:value-type="float" office:value="22.37">
            <text:p>22.37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3.2783117037">
            <text:p>23.2783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0.645">
            <text:p>0.645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664544145">
            <text:p>0.6645</text:p>
          </table:table-cell>
          <table:table-cell table:style-name="ce8" table:formula="of:=[.Y8]" office:value-type="float" office:value="22.37">
            <text:p>22.37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3.04783337">
            <text:p>23.0478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0.645">
            <text:p>0.645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6579645">
            <text:p>0.6580</text:p>
          </table:table-cell>
          <table:table-cell table:style-name="ce8" table:formula="of:=[.Y9]" office:value-type="float" office:value="22.37">
            <text:p>22.37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2.819637">
            <text:p>22.8196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0.645">
            <text:p>0.645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65145">
            <text:p>0.6515</text:p>
          </table:table-cell>
          <table:table-cell table:style-name="ce8" table:formula="of:=[.Y10]" office:value-type="float" office:value="22.37">
            <text:p>22.37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2.5937">
            <text:p>22.593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0.645">
            <text:p>0.645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0.645">
            <text:p>0.6450</text:p>
          </table:table-cell>
          <table:table-cell table:style-name="ce8" table:formula="of:=[.Y11]" office:value-type="float" office:value="22.37">
            <text:p>22.37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2.37">
            <text:p>22.37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0.645">
            <text:p>0.645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638613861386139">
            <text:p>0.6386</text:p>
          </table:table-cell>
          <table:table-cell table:style-name="ce8" table:formula="of:=[.Y12]" office:value-type="float" office:value="22.37">
            <text:p>22.37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2.1485148514851">
            <text:p>22.1485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0.645">
            <text:p>0.645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632290951867464">
            <text:p>0.6323</text:p>
          </table:table-cell>
          <table:table-cell table:style-name="ce8" table:formula="of:=[.Y13]" office:value-type="float" office:value="22.37">
            <text:p>22.37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1.9292226252328">
            <text:p>21.9292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0.645">
            <text:p>0.645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626030645413331">
            <text:p>0.6260</text:p>
          </table:table-cell>
          <table:table-cell table:style-name="ce8" table:formula="of:=[.Y14]" office:value-type="float" office:value="22.37">
            <text:p>22.37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1.7121016091414">
            <text:p>21.7121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0.645">
            <text:p>0.645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619832322191416">
            <text:p>0.6198</text:p>
          </table:table-cell>
          <table:table-cell table:style-name="ce8" table:formula="of:=[.Y15]" office:value-type="float" office:value="22.37">
            <text:p>22.37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1.4971303060806">
            <text:p>21.49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0.645">
            <text:p>0.645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0.613695368506353">
            <text:p>0.6137</text:p>
          </table:table-cell>
          <table:table-cell table:style-name="ce8" table:formula="of:=[.Y16]" office:value-type="float" office:value="22.37">
            <text:p>22.37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1.284287431763">
            <text:p>21.2843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0.645">
            <text:p>0.645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607619176738963">
            <text:p>0.6076</text:p>
          </table:table-cell>
          <table:table-cell table:style-name="ce8" table:formula="of:=[.Y17]" office:value-type="float" office:value="22.37">
            <text:p>22.37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1.0735519126366">
            <text:p>21.073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0.645">
            <text:p>0.645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601603145286102">
            <text:p>0.6016</text:p>
          </table:table-cell>
          <table:table-cell table:style-name="ce8" table:formula="of:=[.Y18]" office:value-type="float" office:value="22.37">
            <text:p>22.37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0.8649028837986">
            <text:p>20.864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0.645">
            <text:p>0.645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595646678501091">
            <text:p>0.5956</text:p>
          </table:table-cell>
          <table:table-cell table:style-name="ce8" table:formula="of:=[.Y19]" office:value-type="float" office:value="22.37">
            <text:p>22.37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0.6583196869293">
            <text:p>20.6583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0.645">
            <text:p>0.645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589749186634744">
            <text:p>0.5897</text:p>
          </table:table-cell>
          <table:table-cell table:style-name="ce8" table:formula="of:=[.Y20]" office:value-type="float" office:value="22.37">
            <text:p>22.37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0.4537818682469">
            <text:p>20.4538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0.645">
            <text:p>0.645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583910085776974">
            <text:p>0.5839</text:p>
          </table:table-cell>
          <table:table-cell table:style-name="ce8" table:formula="of:=[.Y21]" office:value-type="float" office:value="22.37">
            <text:p>22.37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0.251269176482">
            <text:p>20.25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.731">
            <text:p>2.731</text:p>
          </table:table-cell>
          <table:table-cell office:value-type="float" office:value="10">
            <text:p>10</text:p>
          </table:table-cell>
          <table:table-cell table:formula="of:=[.C26]*1.01" office:value-type="float" office:value="3.016723024498">
            <text:p>3.0167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12">
            <text:p>0.71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786490953292778">
            <text:p>0.7865</text:p>
          </table:table-cell>
          <table:table-cell table:style-name="ce7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22613055920644">
            <text:p>1.226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.731">
            <text:p>2.731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.98685447970099">
            <text:p>2.986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12">
            <text:p>0.71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778703914151265">
            <text:p>0.7787</text:p>
          </table:table-cell>
          <table:table-cell table:style-name="ce8" table:formula="of:=[.Y25]" office:value-type="float" office:value="1.11">
            <text:p>1.11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21399065267964">
            <text:p>1.2140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.731">
            <text:p>2.731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.95728166307029">
            <text:p>2.957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12">
            <text:p>0.71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70993974407193">
            <text:p>0.7710</text:p>
          </table:table-cell>
          <table:table-cell table:style-name="ce8" table:formula="of:=[.Y26]" office:value-type="float" office:value="1.11">
            <text:p>1.11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20197094324717">
            <text:p>1.202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.731">
            <text:p>2.731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.92800164660424">
            <text:p>2.9280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12">
            <text:p>0.71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63360370700191">
            <text:p>0.7634</text:p>
          </table:table-cell>
          <table:table-cell table:style-name="ce8" table:formula="of:=[.Y27]" office:value-type="float" office:value="1.11">
            <text:p>1.11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19007024083878">
            <text:p>1.190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.731">
            <text:p>2.731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.89901153129133">
            <text:p>2.8990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12">
            <text:p>0.71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55802347227912">
            <text:p>0.7558</text:p>
          </table:table-cell>
          <table:table-cell table:style-name="ce8" table:formula="of:=[.Y28]" office:value-type="float" office:value="1.11">
            <text:p>1.11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17828736716711">
            <text:p>1.1783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.731">
            <text:p>2.731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.8703084468231">
            <text:p>2.8703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12">
            <text:p>0.71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0.7483191556712">
            <text:p>0.7483</text:p>
          </table:table-cell>
          <table:table-cell table:style-name="ce8" table:formula="of:=[.Y29]" office:value-type="float" office:value="1.11">
            <text:p>1.11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166621155611">
            <text:p>1.166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.731">
            <text:p>2.731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.84188955131">
            <text:p>2.8419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12">
            <text:p>0.71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4091005512">
            <text:p>0.7409</text:p>
          </table:table-cell>
          <table:table-cell table:style-name="ce8" table:formula="of:=[.Y30]" office:value-type="float" office:value="1.11">
            <text:p>1.11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1550704511">
            <text:p>1.1551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.731">
            <text:p>2.731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.813752031">
            <text:p>2.813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12">
            <text:p>0.71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33574312">
            <text:p>0.7336</text:p>
          </table:table-cell>
          <table:table-cell table:style-name="ce8" table:formula="of:=[.Y31]" office:value-type="float" office:value="1.11">
            <text:p>1.11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14363411">
            <text:p>1.1436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.731">
            <text:p>2.731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.7858931">
            <text:p>2.7859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12">
            <text:p>0.71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263112">
            <text:p>0.7263</text:p>
          </table:table-cell>
          <table:table-cell table:style-name="ce8" table:formula="of:=[.Y32]" office:value-type="float" office:value="1.11">
            <text:p>1.11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132311">
            <text:p>1.132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.731">
            <text:p>2.731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.75831">
            <text:p>2.758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12">
            <text:p>0.71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1912">
            <text:p>0.7191</text:p>
          </table:table-cell>
          <table:table-cell table:style-name="ce8" table:formula="of:=[.Y33]" office:value-type="float" office:value="1.11">
            <text:p>1.11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1211">
            <text:p>1.121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.731">
            <text:p>2.731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.731">
            <text:p>2.731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12">
            <text:p>0.71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0.712">
            <text:p>0.7120</text:p>
          </table:table-cell>
          <table:table-cell table:style-name="ce8" table:formula="of:=[.Y34]" office:value-type="float" office:value="1.11">
            <text:p>1.11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11">
            <text:p>1.11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.731">
            <text:p>2.731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.7039603960396">
            <text:p>2.7040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12">
            <text:p>0.71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0.704950495049505">
            <text:p>0.7050</text:p>
          </table:table-cell>
          <table:table-cell table:style-name="ce8" table:formula="of:=[.Y35]" office:value-type="float" office:value="1.11">
            <text:p>1.11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0990099009901">
            <text:p>1.099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.731">
            <text:p>2.731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.6771885109303">
            <text:p>2.6772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0.712">
            <text:p>0.71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697970787177728">
            <text:p>0.6980</text:p>
          </table:table-cell>
          <table:table-cell table:style-name="ce8" table:formula="of:=[.Y36]" office:value-type="float" office:value="1.11">
            <text:p>1.11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08812861484168">
            <text:p>1.0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.731">
            <text:p>2.731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.6506816939904">
            <text:p>2.6507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12">
            <text:p>0.71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691060185324483">
            <text:p>0.6911</text:p>
          </table:table-cell>
          <table:table-cell table:style-name="ce8" table:formula="of:=[.Y37]" office:value-type="float" office:value="1.11">
            <text:p>1.11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07735506419969">
            <text:p>1.077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.731">
            <text:p>2.731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.62443732078257">
            <text:p>2.6244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12">
            <text:p>0.71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684218005271765">
            <text:p>0.6842</text:p>
          </table:table-cell>
          <table:table-cell table:style-name="ce8" table:formula="of:=[.Y38]" office:value-type="float" office:value="1.11">
            <text:p>1.11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06668818237593">
            <text:p>1.0667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.731">
            <text:p>2.731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.59845279285403">
            <text:p>2.5985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12">
            <text:p>0.71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677443569576005">
            <text:p>0.6774</text:p>
          </table:table-cell>
          <table:table-cell table:style-name="ce8" table:formula="of:=[.Y39]" office:value-type="float" office:value="1.11">
            <text:p>1.11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05612691324349">
            <text:p>1.0561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.731">
            <text:p>2.731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.57272553747924">
            <text:p>2.5727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12">
            <text:p>0.71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70736207500995">
            <text:p>0.6707</text:p>
          </table:table-cell>
          <table:table-cell table:style-name="ce8" table:formula="of:=[.Y40]" office:value-type="float" office:value="1.11">
            <text:p>1.11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04567021113217">
            <text:p>1.045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.731">
            <text:p>2.731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.54725300740519">
            <text:p>2.5473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12">
            <text:p>0.71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6409525495148">
            <text:p>0.6641</text:p>
          </table:table-cell>
          <table:table-cell table:style-name="ce8" table:formula="of:=[.Y41]" office:value-type="float" office:value="1.11">
            <text:p>1.11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03531704072492">
            <text:p>1.0353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.731">
            <text:p>2.731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.52203268059919">
            <text:p>2.5220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12">
            <text:p>0.71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57520054407406">
            <text:p>0.6575</text:p>
          </table:table-cell>
          <table:table-cell table:style-name="ce8" table:formula="of:=[.Y42]" office:value-type="float" office:value="1.11">
            <text:p>1.11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02506637695537">
            <text:p>1.025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.731">
            <text:p>2.731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.4970620599992">
            <text:p>2.4971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12">
            <text:p>0.71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51009954858818">
            <text:p>0.6510</text:p>
          </table:table-cell>
          <table:table-cell table:style-name="ce8" table:formula="of:=[.Y43]" office:value-type="float" office:value="1.11">
            <text:p>1.11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1.0149172049063">
            <text:p>1.014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.731">
            <text:p>2.731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.47233867326654">
            <text:p>2.4723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12">
            <text:p>0.71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44564311741404">
            <text:p>0.6446</text:p>
          </table:table-cell>
          <table:table-cell table:style-name="ce8" table:formula="of:=[.Y44]" office:value-type="float" office:value="1.11">
            <text:p>1.11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1.00486851970921">
            <text:p>1.004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9"/>
          <table:table-cell office:value-type="float" office:value="340690.82">
            <text:p>340690.82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2015／07／30</text:date>, <text:time>12:33:5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30T12:33:56.33</dc:date>
    <meta:editing-duration>P62DT6H48M47S</meta:editing-duration>
    <meta:editing-cycles>219</meta:editing-cycles>
    <meta:generator>OpenOffice/4.1.1$Win32 OpenOffice.org_project/411m6$Build-9775</meta:generator>
    <meta:document-statistic meta:table-count="9" meta:cell-count="4994" meta:object-count="0"/>
  </office:meta>
</office:document-meta>
</file>